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00C3705F521C8227E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829cm" fo:margin-left="-0.191cm" fo:margin-top="0cm" fo:margin-bottom="0cm" table:align="left" style:writing-mode="lr-tb"/>
    </style:style>
    <style:style style:name="Tabella1.A" style:family="table-column">
      <style:table-column-properties style:column-width="8.414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7.247cm" fo:margin-left="-0.132cm" fo:margin-top="0cm" fo:margin-bottom="0cm" table:align="left" style:writing-mode="lr-tb"/>
    </style:style>
    <style:style style:name="Tabella3.A" style:family="table-column">
      <style:table-column-properties style:column-width="8.652cm"/>
    </style:style>
    <style:style style:name="Tabella3.B" style:family="table-column">
      <style:table-column-properties style:column-width="8.594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Heading_20_3">
      <style:paragraph-properties fo:margin-left="0.25cm" fo:margin-right="0.501cm" fo:text-align="center" style:justify-single-word="false" fo:text-indent="0cm" style:auto-text-indent="false"/>
    </style:style>
    <style:style style:name="P2" style:family="paragraph" style:parent-style-name="Heading_20_3">
      <style:paragraph-properties fo:margin-left="0.25cm" fo:margin-right="0.501cm" fo:line-height="100%" fo:text-align="center" style:justify-single-word="false" fo:text-indent="0cm" style:auto-text-indent="false"/>
    </style:style>
    <style:style style:name="P3" style:family="paragraph" style:parent-style-name="List_20_Paragraph" style:list-style-name="WWNum1">
      <style:paragraph-properties fo:margin-left="1cm" fo:margin-right="0cm" fo:margin-top="0cm" fo:margin-bottom="0.212cm" loext:contextual-spacing="true" fo:text-align="justify" style:justify-single-word="false" fo:text-indent="-0.635cm" style:auto-text-indent="false"/>
    </style:style>
    <style:style style:name="P4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</style:style>
    <style:style style:name="P5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8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P10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P11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12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line-height="100%" fo:text-align="center" style:justify-single-word="false"/>
    </style:style>
    <style:style style:name="P15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6" style:family="paragraph" style:parent-style-name="Standard" style:master-page-name="First_20_Page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17" style:family="paragraph" style:parent-style-name="Standard">
      <style:paragraph-properties fo:margin-left="2.251cm" fo:margin-right="0cm" fo:margin-top="0.847cm" fo:margin-bottom="0.847cm" loext:contextual-spacing="false" fo:text-indent="-2.251cm" style:auto-text-indent="false"/>
    </style:style>
    <style:style style:name="P18" style:family="paragraph" style:parent-style-name="Standard">
      <style:paragraph-properties fo:margin-top="0.847cm" fo:margin-bottom="0.212cm" loext:contextual-spacing="false" fo:text-align="justify" style:justify-single-word="false"/>
    </style:style>
    <style:style style:name="P19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20" style:family="paragraph" style:parent-style-name="caption">
      <style:paragraph-properties fo:margin-left="0.751cm" fo:margin-right="0cm" fo:text-indent="-0.751cm" style:auto-text-indent="false"/>
    </style:style>
    <style:style style:name="P21" style:family="paragraph" style:parent-style-name="Header">
      <style:paragraph-properties fo:text-align="center" style:justify-single-word="false"/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fo:font-size="11pt" style:font-size-asian="11pt" style:font-name-complex="Arial1" style:font-size-complex="11pt"/>
    </style:style>
    <style:style style:name="T4" style:family="text">
      <style:text-properties style:font-name="Arial" fo:font-size="11pt" style:font-size-asian="11pt" style:font-name-complex="Arial1" style:font-size-complex="11pt" style:font-weight-complex="bold"/>
    </style:style>
    <style:style style:name="T5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 style:font-weight-complex="bold"/>
    </style:style>
    <style:style style:name="T7" style:family="text">
      <style:text-properties style:font-name="Arial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weight-complex="bold"/>
    </style:style>
    <style:style style:name="T8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9" style:family="text">
      <style:text-properties style:font-name="Arial" fo:font-size="9pt" style:font-size-asian="9pt" style:font-name-complex="Arial1" style:font-size-complex="11pt"/>
    </style:style>
    <style:style style:name="T10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11" style:family="text">
      <style:text-properties style:font-name="Arial" fo:font-weight="bold" style:font-weight-asian="bold" style:font-name-complex="Arial1"/>
    </style:style>
    <style:style style:name="T12" style:family="text">
      <style:text-properties fo:color="#000000" style:font-name="Arial" style:font-name-complex="Arial1"/>
    </style:style>
    <style:style style:name="T13" style:family="text">
      <style:text-properties fo:color="#000000" style:font-name="Arial" fo:font-weight="bold" style:font-weight-asian="bold" style:font-name-complex="Arial1"/>
    </style:style>
    <style:style style:name="T14" style:family="text">
      <style:text-properties style:font-name="Verdana" fo:font-size="9pt" style:font-size-asian="9pt" style:font-weight-complex="bold"/>
    </style:style>
    <style:style style:name="T15" style:family="text">
      <style:text-properties fo:color="#333333" style:font-name="Arial" fo:font-size="9pt" fo:font-style="normal" style:font-size-asian="9pt" style:font-style-asian="normal" style:font-name-complex="Arial1" style:font-size-complex="9pt"/>
    </style:style>
    <style:style style:name="T16" style:family="text">
      <style:text-properties style:use-window-font-color="true" style:font-name="Arial" fo:font-size="9pt" style:text-underline-style="none" style:font-size-asian="9pt" style:font-name-complex="Arial1" style:font-size-complex="9pt" style:font-style-complex="italic"/>
    </style:style>
    <style:style style:name="T17" style:family="text">
      <style:text-properties style:use-window-font-color="true" style:font-name="Arial" fo:font-size="9pt" style:font-size-asian="9pt" style:font-name-complex="Arial1" style:font-size-complex="9pt" style:font-style-complex="italic"/>
    </style:style>
    <style:style style:name="T18" style:family="text">
      <style:text-properties style:use-window-font-color="true" style:font-name="Arial" fo:font-size="8pt" style:font-size-asian="8pt" style:font-name-complex="Arial1" style:font-size-complex="8pt" style:font-style-complex="italic"/>
    </style:style>
    <style:style style:name="T19" style:family="text">
      <style:text-properties style:use-window-font-color="true" style:font-name="Arial" fo:font-size="8pt" style:text-underline-style="none" style:font-size-asian="8pt" style:font-name-complex="Arial1" style:font-size-complex="8pt"/>
    </style:style>
    <style:style style:name="T20" style:family="text">
      <style:text-properties style:use-window-font-color="true" style:font-name="Helvetica" fo:font-size="9pt" style:text-underline-style="none" style:font-size-asian="9pt" style:font-name-complex="Arial1" style:font-size-complex="9pt"/>
    </style:style>
    <style:style style:name="T21" style:family="text">
      <style:text-properties fo:color="#00000a" style:font-name="Arial" fo:font-size="9pt" style:font-size-asian="9pt" style:font-name-complex="Arial1" style:font-size-complex="9pt"/>
    </style:style>
    <style:style style:name="T22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23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Rapallo, </text:span><text:span text:style-name="T2"><text:time style:data-style-name="N10121" text:time-value="2019-03-27T15:32:03.406903515">27 March 2019</text:time></text:span></text:p>
      <text:p text:style-name="P15"><text:span text:style-name="T2">Prot. ____________NUMERO_PROT.. del _____________</text:span></text:p>
      <text:p text:style-name="P15"><text:span text:style-name="T2">Prot. prat. [protocollo] del [data_protocollo]</text:span>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6"/>
          </table:table-cell>
        </table:table-row>
        <table:table-row table:style-name="Tabella1.1"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11"><text:span text:style-name="T3">[richiedenti.nominativo;block=tbs:row]</text:span></text:p>
            <text:p text:style-name="P11"><text:span text:style-name="T5">[richiedenti.pec]</text:span></text:p>
          </table:table-cell>
        </table:table-row>
        <table:table-row table:style-name="Tabella1.1">
          <table:table-cell table:style-name="Tabella1.A1" office:value-type="string">
            <text:p text:style-name="P12"><text:span text:style-name="T3">c/o</text:span></text:p>
          </table:table-cell>
          <table:table-cell table:style-name="Tabella1.A1" office:value-type="string">
            <text:p text:style-name="P11"/>
          </table:table-cell>
        </table:table-row>
        <table:table-row table:style-name="Tabella1.1">
          <table:table-cell table:style-name="Tabella1.A1" office:value-type="string">
            <text:p text:style-name="P6"/>
          </table:table-cell>
          <table:table-cell table:style-name="Tabella1.A1" office:value-type="string">
            <text:p text:style-name="P11"><text:span text:style-name="T3">[progettisti.nominativo;block=tbs:row]</text:span></text:p>
            <text:p text:style-name="P11"><text:span text:style-name="T5">[progettisti.pec]</text:span></text:p>
          </table:table-cell>
        </table:table-row>
      </table:table>
      <text:p text:style-name="P17"><text:span text:style-name="T8">OGGETTO: </text:span><text:span text:style-name="T3">tipo_pratica] n. </text:span><text:span text:style-name="T8">[numero]</text:span><text:span text:style-name="T3"> </text:span><text:span text:style-name="T9">(da citare nella risposta) </text:span><text:span text:style-name="T3">- Opere: [oggetto] in [ubicazione] –</text:span><text:span text:style-name="T4"> </text:span><text:span text:style-name="T7">Comunicazione avvenuto invio COMUNICAZIONE OPERE IN DIFFORMITA' DA TITOLI RILASCIATI PRIMA DEL 1 SETTEMBRE 1967 <text:s/></text:span><text:span text:style-name="T6">art. 48 LR 16/08 e smi - DPR 380/01 e smi - L. 241/90 <text:s/>e smi</text:span><text:span text:style-name="T12"> <text:s/>e </text:span><text:span text:style-name="T7">ACCOGLIMENTO ISTANZA</text:span></text:p>
      <text:p text:style-name="P18"><text:span text:style-name="T12">Ai sensi degli articoli 4, 5, 7 e 8 della Legge 07 agosto 1990 n. 241 e successive modificazioni, del DPR 380/01 e smi e dell’art. 48 della Legge Regionale 16 giugno 2008 n. 16 e successive modificazioni, con riferimento alla Comunicazione in oggetto indicata, si comunica quanto segue.</text:span></text:p>
      <text:list xml:id="list1372683992" text:style-name="WWNum1">
        <text:list-item>
          <text:p text:style-name="P3"><text:span text:style-name="T12">La pratica è stata acquisita agli atti del Comune di RAPALLO con numero di Protocollo Generale [protocollo] e registrata presso lo Sportello Unico per l’Edilizia con numero di repertorio </text:span><text:span text:style-name="T13">[numero]</text:span><text:span text:style-name="T12">.</text:span></text:p>
        </text:list-item>
        <text:list-item>
          <text:p text:style-name="P3"><text:span text:style-name="T2">L’orario di ricevimento del pubblico è il seguente: MARTEDI’ e GIOVEDI’ dalle 8:45 alle 12:00 </text:span></text:p>
        </text:list-item>
        <text:list-item>
          <text:p text:style-name="P3"><text:span text:style-name="T14">Preso atto della documentazione prodotta e dell’attestazione di versamento di cui ai commi 2 e 3 del suddetto art. 48, si comunica che la stessa risulta efficace</text:span></text:p>
        </text:list-item>
      </text:list>
      <text:p text:style-name="P19"><text:span text:style-name="T2">Si informa che il tecnico abilitato asseverante la descrizione delle opere realizzate e la sussistenza dei requisiti di cui all'art. 48 LR 16/08 e smi <text:s/>assume la qualità di persona esercente un servizio di pubblica necessità ai sensi degli artt. 359 e 481 del codice penale. La presente comunicazione viene partecipata a quanti altri in indirizzo per relativa competenza e per opportuna conoscenza</text:span></text:p>
      <text:p text:style-name="P4"><text:bookmark text:name="_GoBack"/><text:span text:style-name="T2">Distinti saluti.</text:span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3"/>
            <text:p text:style-name="P13"/>
            <text:p text:style-name="P13"/>
            <text:p text:style-name="P13"><text:span text:style-name="T2">TIMBRO</text:span></text:p>
            <text:p text:style-name="P13"/>
            <text:p text:style-name="P13"/>
            <text:p text:style-name="P13"/>
            <text:p text:style-name="P13"/>
          </table:table-cell>
          <table:table-cell table:style-name="Tabella3.A1" office:value-type="string">
            <text:p text:style-name="P7"/>
            <text:p text:style-name="P7"/>
            <text:p text:style-name="P13"><text:span text:style-name="T2">Il Dirigente </text:span></text:p>
            <text:p text:style-name="P13"><text:span text:style-name="T2"><text:s/></text:span><text:span text:style-name="T11">Ripartizione VII – Gestione del Territorio –</text:span></text:p>
            <text:p text:style-name="P13"><text:span text:style-name="T2">Ing. Giorgio Ottonello</text:span></text:p>
            <text:p text:style-name="P7"/>
            <text:p text:style-name="P8"/>
          </table:table-cell>
        </table:table-row>
        <table:table-row table:style-name="Tabella3.1">
          <table:table-cell table:style-name="Tabella3.A1" table:number-columns-spanned="2" office:value-type="string">
            <text:p text:style-name="P14"><text:span text:style-name="T10">Ripartizione VII – Gestione del Territorio –</text:span></text:p>
            <text:p text:style-name="P14"><text:span text:style-name="T10">Sportello Unico per l’Edilizia (SUE) </text:span></text:p>
            <text:p text:style-name="P14"><text:span text:style-name="T10">Piazza Molfino 10 – III Piano</text:span></text:p>
            <text:p text:style-name="P5"><text:span text:style-name="T15">Segreteria di Ripartizione: 0185680310 – 0185680413</text:span></text:p>
            <text:h text:style-name="P2" text:outline-level="3"><text:a xlink:type="simple" xlink:href="mailto:PEC:" text:style-name="ListLabel_20_1" text:visited-style-name="ListLabel_20_1"><text:span text:style-name="Internet_20_link"><text:span text:style-name="T16">PEC:</text:span></text:span></text:a><text:span text:style-name="T17"> </text:span><text:a xlink:type="simple" xlink:href="mailto:protocollo.comunerapallo@pec.it" text:style-name="ListLabel_20_2" text:visited-style-name="ListLabel_20_2"><text:span text:style-name="Internet_20_link"><text:span text:style-name="T16">protocollo.comunerapallo@pec.it</text:span></text:span></text:a></text:h>
            <text:h text:style-name="P2" text:outline-level="3"><text:a xlink:type="simple" xlink:href="mailto:edilizia_privata@comune.rapallo.ge.it" text:style-name="ListLabel_20_3" text:visited-style-name="ListLabel_20_3"><text:span text:style-name="Internet_20_link"><text:span text:style-name="T20">edilizia_privata@comune.rapallo.ge.it</text:span></text:span></text:a></text:h>
            <text:h text:style-name="P2" text:outline-level="3"><text:span text:style-name="T21">Orario ricevimento: MARTEDI’ e GIOVEDI’ <text:s/>dalle ore 8,45 alle ore 12,00</text:span></text:h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2" style:display-name="ListLabel 2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3" style:display-name="ListLabel 3" style:family="text">
      <style:text-properties style:use-window-font-color="true" style:font-name="Helvetica" fo:font-family="Helvetica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/>
    </style:style>
    <style:style style:name="ListLabel_20_4" style:display-name="ListLabel 4" style:family="text">
      <style:text-properties style:use-window-font-color="true"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style:font-style-complex="italic"/>
    </style:style>
    <style:style style:name="ListLabel_20_5" style:display-name="ListLabel 5" style:family="text">
      <style:text-properties style:use-window-font-color="true"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style:font-style-complex="italic"/>
    </style:style>
    <style:style style:name="ListLabel_20_6" style:display-name="ListLabel 6" style:family="text">
      <style:text-properties style:use-window-font-color="true" style:font-name="Arial" fo:font-family="Arial" style:font-family-generic="roman" style:font-pitch="variable" fo:font-size="8pt" style:text-underline-style="none" style:font-size-asian="8pt" style:font-name-complex="Arial1" style:font-family-complex="Arial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2" style:family="table">
      <style:table-properties style:width="17.126cm" fo:margin-left="-0.132cm" fo:margin-top="0cm" fo:margin-bottom="0cm" table:align="left" style:writing-mode="lr-tb"/>
    </style:style>
    <style:style style:name="Tabella2.A" style:family="table-column">
      <style:table-column-properties style:column-width="2.625cm"/>
    </style:style>
    <style:style style:name="Tabella2.B" style:family="table-column">
      <style:table-column-properties style:column-width="14.499cm"/>
    </style:style>
    <style:style style:name="Tabella2.1" style:family="table-row">
      <style:table-row-properties style:min-row-height="2.469cm" fo:keep-together="auto"/>
    </style:style>
    <style:style style:name="Tabella2.A1" style:family="table-cell">
      <style:table-cell-properties style:vertical-align="middle" fo:padding-left="0.132cm" fo:padding-right="0.123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caption">
      <style:paragraph-properties fo:margin-left="0.751cm" fo:margin-right="0cm" fo:text-indent="-0.751cm" style:auto-text-indent="false"/>
    </style:style>
    <style:style style:name="M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Heading_20_3">
      <style:paragraph-properties fo:margin-left="0.25cm" fo:margin-right="0.501cm" fo:text-align="center" style:justify-single-word="false" fo:text-indent="0cm" style:auto-text-indent="false"/>
    </style:style>
    <style:style style:name="MP6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MP7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T3" style:family="text">
      <style:text-properties style:use-window-font-color="true" style:font-name="Arial" fo:font-size="8pt" style:font-size-asian="8pt" style:font-name-complex="Arial1" style:font-size-complex="8pt" style:font-style-complex="italic"/>
    </style:style>
    <style:style style:name="MT4" style:family="text">
      <style:text-properties style:use-window-font-color="true" style:font-name="Arial" fo:font-size="8pt" style:text-underline-style="none" style:font-size-asian="8pt" style:font-name-complex="Arial1" style:font-size-complex="8pt"/>
    </style:style>
    <style:style style:name="M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Header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MP2"><draw:frame draw:style-name="Mfr1" draw:name="Immagine 4" text:anchor-type="as-char" svg:width="2.267cm" svg:height="2.267cm" draw:z-index="0"><draw:image xlink:href="Pictures/100000000000020000000200C3705F521C8227EF.jpg" xlink:type="simple" xlink:show="embed" xlink:actuate="onLoad" loext:mime-type="image/jpeg"/><svg:desc>Lo Stemma del Comune</svg:desc></draw:frame></text:p>
            </table:table-cell>
            <table:table-cell table:style-name="Tabella2.A1" office:value-type="string">
              <text:p text:style-name="MP3"/>
              <text:p text:style-name="MP4"><text:span text:style-name="MT1">CITTA’ DI RAPALLO (GENOVA) 16035 </text:span></text:p>
              <text:p text:style-name="MP4"><text:span text:style-name="MT1">PIAZZA DELLE NAZIONI n. 4</text:span></text:p>
              <text:p text:style-name="MP4"><text:span text:style-name="MT2">Ripartizione VII – Gestione del Territorio –</text:span></text:p>
              <text:p text:style-name="MP4"><text:span text:style-name="MT2">Sportello Unico per l’Edilizia (SUE) </text:span></text:p>
              <text:p text:style-name="MP4"><text:span text:style-name="MT2">Piazza Molfino 10 – III Piano</text:span></text:p>
              <text:p text:style-name="MP4"><text:span text:style-name="MT1">Telefono: 0185.6801</text:span></text:p>
              <text:h text:style-name="MP5" text:outline-level="3"><text:a xlink:type="simple" xlink:href="mailto:PEC:" text:style-name="ListLabel_20_4" text:visited-style-name="ListLabel_20_4"><text:span text:style-name="Internet_20_link"><text:span text:style-name="MT3">PEC:</text:span></text:span></text:a><text:span text:style-name="MT3"> </text:span><text:a xlink:type="simple" xlink:href="mailto:protocollo.comunerapallo@pec.it" text:style-name="ListLabel_20_5" text:visited-style-name="ListLabel_20_5"><text:span text:style-name="Internet_20_link"><text:span text:style-name="MT3">protocollo.comunerapallo@pec.it</text:span></text:span></text:a></text:h>
              <text:h text:style-name="MP5" text:outline-level="3"><text:a xlink:type="simple" xlink:href="mailto:edilizia_privata@comune.rapallo.ge.it" text:style-name="ListLabel_20_6" text:visited-style-name="ListLabel_20_6"><text:span text:style-name="Internet_20_link"><text:span text:style-name="MT4">edilizia_privata@comune.rapallo.ge.it</text:span></text:span></text:a></text:h>
              <text:p text:style-name="MP4"><text:span text:style-name="MT2"><text:s/></text:span></text:p>
            </table:table-cell>
          </table:table-row>
        </table:table>
        <text:p text:style-name="Header"/>
        <text:p text:style-name="MP6"/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ORE TERRITORIO</dc:title>
    <meta:initial-creator>Marco Carbone</meta:initial-creator>
    <dc:creator>Rosaura Sancineto</dc:creator>
    <meta:editing-cycles>4</meta:editing-cycles>
    <meta:print-date>2010-04-08T12:35:00</meta:print-date>
    <meta:creation-date>2018-10-11T13:23:00</meta:creation-date>
    <dc:date>2018-10-11T13:31:00</dc:date>
    <dc:language>it-IT</dc:language>
    <meta:editing-duration>PT5M</meta:editing-duration>
    <meta:generator>LibreOffice/6.0.7.3$Linux_X86_64 LibreOffice_project/00m0$Build-3</meta:generator>
    <meta:document-statistic meta:table-count="3" meta:image-count="1" meta:object-count="0" meta:page-count="1" meta:paragraph-count="36" meta:word-count="329" meta:character-count="2333" meta:non-whitespace-character-count="201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